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Grande" svg:font-family="'Lucida Grande', 'Trebuchet MS', Verdana, Helvetica, Arial, sans-serif"/>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in" fo:margin-right="0in" fo:text-indent="0in" style:auto-text-indent="false"/>
    </style:style>
    <style:style style:name="P57" style:family="paragraph" style:parent-style-name="Preformatted_20_Text">
      <style:paragraph-properties fo:margin-left="0in" fo:margin-right="0in" fo:margin-top="0in" fo:margin-bottom="0.1965in" style:contextual-spacing="false"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59" style:family="paragraph" style:parent-style-name="Preformatted_20_Text">
      <style:paragraph-properties fo:margin-left="0in" fo:margin-right="0in" fo:margin-top="0in" fo:margin-bottom="0in" style:contextual-spacing="false" fo:text-indent="0in" style:auto-text-indent="false"/>
    </style:style>
    <style:style style:name="P6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1" style:family="paragraph" style:parent-style-name="Text_20_body">
      <style:paragraph-properties fo:margin-left="0.9673in" fo:margin-right="0in" fo:text-indent="0in" style:auto-text-indent="false"/>
    </style:style>
    <style:style style:name="P62" style:family="paragraph" style:parent-style-name="Text_20_body">
      <style:paragraph-properties fo:margin-left="0.9835in" fo:margin-right="0in" fo:text-indent="0in" style:auto-text-indent="false"/>
    </style:style>
    <style:style style:name="P63"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4"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0.9835in" fo:margin-right="0in" fo:text-indent="0in"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90"/>
    <style:style style:name="P68" style:family="paragraph" style:parent-style-name="Text_20_body" style:list-style-name="L91">
      <style:text-properties style:text-underline-style="none" fo:font-weight="normal" style:font-weight-asian="normal" style:font-weight-complex="normal"/>
    </style:style>
    <style:style style:name="P69" style:family="paragraph" style:parent-style-name="Text_20_body" style:list-style-name="L92"/>
    <style:style style:name="P70" style:family="paragraph" style:parent-style-name="Text_20_body" style:list-style-name="L93"/>
    <style:style style:name="P71" style:family="paragraph" style:parent-style-name="Text_20_body" style:list-style-name="L94"/>
    <style:style style:name="P72" style:family="paragraph" style:parent-style-name="Text_20_body" style:list-style-name="L95"/>
    <style:style style:name="P73" style:family="paragraph" style:parent-style-name="Text_20_body" style:list-style-name="L96"/>
    <style:style style:name="P74" style:family="paragraph" style:parent-style-name="Text_20_body" style:list-style-name="L97">
      <style:text-properties fo:font-weight="bold" style:font-weight-asian="bold" style:font-weight-complex="bold"/>
    </style:style>
    <style:style style:name="P75" style:family="paragraph" style:parent-style-name="Text_20_body" style:list-style-name="L99">
      <style:text-properties fo:font-weight="bold" style:font-weight-asian="bold" style:font-weight-complex="bold"/>
    </style:style>
    <style:style style:name="P76" style:family="paragraph" style:parent-style-name="Text_20_body" style:list-style-name="L119">
      <style:paragraph-properties fo:text-align="start" style:justify-single-word="false"/>
      <style:text-properties fo:font-weight="bold" style:font-weight-asian="bold" style:font-weight-complex="bold"/>
    </style:style>
    <style:style style:name="P77" style:family="paragraph" style:parent-style-name="Text_20_body" style:list-style-name="L121">
      <style:text-properties fo:font-weight="bold" style:font-weight-asian="bold" style:font-weight-complex="bold"/>
    </style:style>
    <style:style style:name="P78" style:family="paragraph" style:parent-style-name="Text_20_body" style:list-style-name="L133">
      <style:text-properties fo:font-weight="bold" style:font-weight-asian="bold" style:font-weight-complex="bold"/>
    </style:style>
    <style:style style:name="P79" style:family="paragraph" style:parent-style-name="Text_20_body" style:list-style-name="L98"/>
    <style:style style:name="P80" style:family="paragraph" style:parent-style-name="Text_20_body" style:list-style-name="L98">
      <style:text-properties fo:font-weight="normal" style:font-weight-asian="normal" style:font-weight-complex="normal"/>
    </style:style>
    <style:style style:name="P81" style:family="paragraph" style:parent-style-name="Text_20_body" style:list-style-name="L130">
      <style:text-properties fo:font-weight="normal" style:font-weight-asian="normal" style:font-weight-complex="normal"/>
    </style:style>
    <style:style style:name="P82" style:family="paragraph" style:parent-style-name="Text_20_body" style:list-style-name="L100"/>
    <style:style style:name="P83" style:family="paragraph" style:parent-style-name="Text_20_body" style:list-style-name="L101"/>
    <style:style style:name="P84" style:family="paragraph" style:parent-style-name="Text_20_body" style:list-style-name="L102"/>
    <style:style style:name="P85" style:family="paragraph" style:parent-style-name="Text_20_body" style:list-style-name="L103"/>
    <style:style style:name="P86" style:family="paragraph" style:parent-style-name="Text_20_body" style:list-style-name="L103">
      <style:text-properties fo:font-style="normal" style:font-style-asian="normal" style:font-style-complex="normal"/>
    </style:style>
    <style:style style:name="P87" style:family="paragraph" style:parent-style-name="Text_20_body" style:list-style-name="L104">
      <style:text-properties fo:font-style="normal" fo:font-weight="normal" style:font-style-asian="normal" style:font-weight-asian="normal" style:font-style-complex="normal" style:font-weight-complex="normal"/>
    </style:style>
    <style:style style:name="P88" style:family="paragraph" style:parent-style-name="Text_20_body" style:list-style-name="L122">
      <style:text-properties fo:font-style="normal" fo:font-weight="normal" style:font-style-asian="normal" style:font-weight-asian="normal" style:font-style-complex="normal" style:font-weight-complex="normal"/>
    </style:style>
    <style:style style:name="P89" style:family="paragraph" style:parent-style-name="Text_20_body" style:list-style-name="L123">
      <style:text-properties fo:font-style="normal" fo:font-weight="normal" style:font-style-asian="normal" style:font-weight-asian="normal" style:font-style-complex="normal" style:font-weight-complex="normal"/>
    </style:style>
    <style:style style:name="P90" style:family="paragraph" style:parent-style-name="Text_20_body" style:list-style-name="L124">
      <style:text-properties fo:font-style="normal" fo:font-weight="normal" style:font-style-asian="normal" style:font-weight-asian="normal" style:font-style-complex="normal" style:font-weight-complex="normal"/>
    </style:style>
    <style:style style:name="P91" style:family="paragraph" style:parent-style-name="Text_20_body" style:list-style-name="L125">
      <style:text-properties fo:font-style="normal" fo:font-weight="normal" style:font-style-asian="normal" style:font-weight-asian="normal" style:font-style-complex="normal" style:font-weight-complex="normal"/>
    </style:style>
    <style:style style:name="P92" style:family="paragraph" style:parent-style-name="Text_20_body" style:list-style-name="L126">
      <style:text-properties fo:font-style="normal" fo:font-weight="normal" style:font-style-asian="normal" style:font-weight-asian="normal" style:font-style-complex="normal" style:font-weight-complex="normal"/>
    </style:style>
    <style:style style:name="P93" style:family="paragraph" style:parent-style-name="Text_20_body" style:list-style-name="L128">
      <style:text-properties fo:font-style="normal" fo:font-weight="normal" style:font-style-asian="normal" style:font-weight-asian="normal" style:font-style-complex="normal" style:font-weight-complex="normal"/>
    </style:style>
    <style:style style:name="P94" style:family="paragraph" style:parent-style-name="Text_20_body" style:list-style-name="L104"/>
    <style:style style:name="P95" style:family="paragraph" style:parent-style-name="Text_20_body" style:list-style-name="L105"/>
    <style:style style:name="P96" style:family="paragraph" style:parent-style-name="Text_20_body" style:list-style-name="L106"/>
    <style:style style:name="P97" style:family="paragraph" style:parent-style-name="Text_20_body" style:list-style-name="L107"/>
    <style:style style:name="P98" style:family="paragraph" style:parent-style-name="Text_20_body" style:list-style-name="L108"/>
    <style:style style:name="P99" style:family="paragraph" style:parent-style-name="Text_20_body" style:list-style-name="L109"/>
    <style:style style:name="P100" style:family="paragraph" style:parent-style-name="Text_20_body" style:list-style-name="L110"/>
    <style:style style:name="P101" style:family="paragraph" style:parent-style-name="Text_20_body" style:list-style-name="L111"/>
    <style:style style:name="P102" style:family="paragraph" style:parent-style-name="Text_20_body" style:list-style-name="L112"/>
    <style:style style:name="P103" style:family="paragraph" style:parent-style-name="Text_20_body" style:list-style-name="L113"/>
    <style:style style:name="P104" style:family="paragraph" style:parent-style-name="Text_20_body" style:list-style-name="L114"/>
    <style:style style:name="P105" style:family="paragraph" style:parent-style-name="Text_20_body" style:list-style-name="L115"/>
    <style:style style:name="P106" style:family="paragraph" style:parent-style-name="Text_20_body" style:list-style-name="L116"/>
    <style:style style:name="P107" style:family="paragraph" style:parent-style-name="Text_20_body" style:list-style-name="L117"/>
    <style:style style:name="P108" style:family="paragraph" style:parent-style-name="Text_20_body" style:list-style-name="L118"/>
    <style:style style:name="P109" style:family="paragraph" style:parent-style-name="Text_20_body" style:list-style-name="L119">
      <style:paragraph-properties fo:text-align="start" style:justify-single-word="false"/>
    </style:style>
    <style:style style:name="P110" style:family="paragraph" style:parent-style-name="Text_20_body" style:list-style-name="L120"/>
    <style:style style:name="P111" style:family="paragraph" style:parent-style-name="Text_20_body" style:list-style-name="L121"/>
    <style:style style:name="P112" style:family="paragraph" style:parent-style-name="Text_20_body" style:list-style-name="L122"/>
    <style:style style:name="P113" style:family="paragraph" style:parent-style-name="Text_20_body" style:list-style-name="L127"/>
    <style:style style:name="P114" style:family="paragraph" style:parent-style-name="Text_20_body" style:list-style-name="L129"/>
    <style:style style:name="P115" style:family="paragraph" style:parent-style-name="Text_20_body" style:list-style-name="L131"/>
    <style:style style:name="P116" style:family="paragraph" style:parent-style-name="Text_20_body" style:list-style-name="L132"/>
    <style:style style:name="P117" style:family="paragraph" style:parent-style-name="Text_20_body" style:list-style-name="L133"/>
    <style:style style:name="P118" style:family="paragraph" style:parent-style-name="Text_20_body" style:list-style-name="L134"/>
    <style:style style:name="P119" style:family="paragraph" style:parent-style-name="Text_20_body" style:list-style-name="L135"/>
    <style:style style:name="P120" style:family="paragraph" style:parent-style-name="Text_20_body" style:list-style-name="L136"/>
    <style:style style:name="P121" style:family="paragraph" style:parent-style-name="Text_20_body" style:list-style-name="L137"/>
    <style:style style:name="P122" style:family="paragraph" style:parent-style-name="Text_20_body" style:list-style-name="L138"/>
    <style:style style:name="P123" style:family="paragraph" style:parent-style-name="Text_20_body" style:list-style-name="L139"/>
    <style:style style:name="P124" style:family="paragraph" style:parent-style-name="Text_20_body" style:list-style-name="L140"/>
    <style:style style:name="P125" style:family="paragraph" style:parent-style-name="Text_20_body" style:list-style-name="L141"/>
    <style:style style:name="P126" style:family="paragraph" style:parent-style-name="Text_20_body" style:list-style-name="L142"/>
    <style:style style:name="P127" style:family="paragraph" style:parent-style-name="Text_20_body" style:list-style-name="L143"/>
    <style:style style:name="P128" style:family="paragraph" style:parent-style-name="Text_20_body" style:list-style-name="L144"/>
    <style:style style:name="P129" style:family="paragraph" style:parent-style-name="Text_20_body" style:list-style-name="L144">
      <style:text-properties fo:font-style="italic" fo:font-weight="bold" style:font-style-asian="italic" style:font-weight-asian="bold" style:font-style-complex="italic" style:font-weight-complex="bold"/>
    </style:style>
    <style:style style:name="P130" style:family="paragraph" style:parent-style-name="Text_20_body" style:list-style-name="L145"/>
    <style:style style:name="P131" style:family="paragraph" style:parent-style-name="Text_20_body" style:list-style-name="L146">
      <style:text-properties fo:color="#000000"/>
    </style:style>
    <style:style style:name="P132" style:family="paragraph" style:parent-style-name="Text_20_body" style:list-style-name="L148"/>
    <style:style style:name="P133" style:family="paragraph" style:parent-style-name="Text_20_body" style:list-style-name="L149"/>
    <style:style style:name="P134" style:family="paragraph" style:parent-style-name="Text_20_body" style:list-style-name="L150"/>
    <style:style style:name="P135" style:family="paragraph" style:parent-style-name="Text_20_body" style:list-style-name="L151"/>
    <style:style style:name="P136" style:family="paragraph" style:parent-style-name="Text_20_body" style:list-style-name="L152"/>
    <style:style style:name="P137" style:family="paragraph" style:parent-style-name="Text_20_body" style:list-style-name="L153"/>
    <style:style style:name="P138" style:family="paragraph" style:parent-style-name="Text_20_body" style:list-style-name="L154"/>
    <style:style style:name="P139" style:family="paragraph" style:parent-style-name="Text_20_body" style:list-style-name="L155"/>
    <style:style style:name="P140" style:family="paragraph" style:parent-style-name="Text_20_body" style:list-style-name="L156"/>
    <style:style style:name="P141" style:family="paragraph" style:parent-style-name="Text_20_body">
      <style:text-properties officeooo:rsid="0001dcd6" officeooo:paragraph-rsid="0001dcd6"/>
    </style:style>
    <style:style style:name="P142" style:family="paragraph" style:parent-style-name="Text_20_body">
      <style:text-properties officeooo:rsid="0001dcd6" officeooo:paragraph-rsid="000363b2"/>
    </style:style>
    <style:style style:name="P143" style:family="paragraph" style:parent-style-name="Text_20_body">
      <style:text-properties officeooo:rsid="0001dcd6" officeooo:paragraph-rsid="00089d47"/>
    </style:style>
    <style:style style:name="P144" style:family="paragraph" style:parent-style-name="Text_20_body">
      <style:text-properties officeooo:paragraph-rsid="0001dcd6"/>
    </style:style>
    <style:style style:name="P145" style:family="paragraph" style:parent-style-name="Text_20_body" style:list-style-name="L95">
      <style:paragraph-properties fo:margin-left="0.4925in" fo:margin-right="0in" fo:text-indent="-0.25in" style:auto-text-indent="false"/>
    </style:style>
    <style:style style:name="P146" style:family="paragraph" style:parent-style-name="Heading_20_1">
      <style:paragraph-properties fo:break-before="page"/>
    </style:style>
    <style:style style:name="P147" style:family="paragraph" style:parent-style-name="Heading_20_3">
      <style:text-properties fo:font-size="12pt" style:font-size-asian="12pt" style:font-size-complex="12pt"/>
    </style:style>
    <style:style style:name="P148" style:family="paragraph" style:parent-style-name="Heading_20_3">
      <style:text-properties fo:font-style="normal" fo:font-weight="bold" style:font-style-asian="normal" style:font-weight-asian="bold" style:font-style-complex="normal" style:font-weight-complex="bold"/>
    </style:style>
    <style:style style:name="P149" style:family="paragraph" style:parent-style-name="Heading_20_3">
      <style:text-properties fo:font-weight="normal" style:font-weight-asian="normal" style:font-weight-complex="normal"/>
    </style:style>
    <style:style style:name="P150" style:family="paragraph" style:parent-style-name="Heading_20_3">
      <style:text-properties fo:color="#000000"/>
    </style:style>
    <style:style style:name="P151" style:family="paragraph" style:parent-style-name="Heading_20_2">
      <style:text-properties fo:font-weight="bold" style:font-weight-asian="bold" style:font-weight-complex="bold"/>
    </style:style>
    <style:style style:name="P152" style:family="paragraph" style:parent-style-name="Heading_20_2">
      <style:text-properties fo:font-style="italic" fo:font-weight="bold" style:font-style-asian="italic" style:font-weight-asian="bold" style:font-style-complex="italic" style:font-weight-complex="bold"/>
    </style:style>
    <style:style style:name="P153" style:family="paragraph" style:parent-style-name="Heading_20_2">
      <style:text-properties fo:color="#000000"/>
    </style:style>
    <style:style style:name="P154" style:family="paragraph" style:parent-style-name="Heading_20_2">
      <style:text-properties fo:font-weight="normal" style:font-weight-asian="normal" style:font-weight-complex="normal"/>
    </style:style>
    <style:style style:name="P155" style:family="paragraph" style:parent-style-name="Contents_20_Heading">
      <style:paragraph-properties fo:break-before="page"/>
    </style:style>
    <style:style style:name="P156" style:family="paragraph" style:parent-style-name="Heading_20_4">
      <style:text-properties fo:font-style="italic" fo:font-weight="bold" style:font-style-asian="italic" style:font-weight-asian="bold" style:font-style-complex="italic" style:font-weight-complex="bold"/>
    </style:style>
    <style:style style:name="P157" style:family="paragraph" style:parent-style-name="Heading_20_4">
      <style:text-properties officeooo:rsid="0001dcd6" officeooo:paragraph-rsid="0001dcd6"/>
    </style:style>
    <style:style style:name="P158" style:family="paragraph" style:parent-style-name="Heading_20_4">
      <style:paragraph-properties fo:margin-left="0in" fo:margin-right="0in" fo:text-indent="0in" style:auto-text-indent="false"/>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Contents_20_1">
      <style:paragraph-properties>
        <style:tab-stops>
          <style:tab-stop style:position="6.6929in" style:type="right" style:leader-style="dotted" style:leader-text="."/>
        </style:tab-stops>
      </style:paragraph-properties>
    </style:style>
    <style:style style:name="P161" style:family="paragraph" style:parent-style-name="Contents_20_3">
      <style:paragraph-properties>
        <style:tab-stops>
          <style:tab-stop style:position="6.3in" style:type="right" style:leader-style="dotted" style:leader-text="."/>
        </style:tab-stops>
      </style:paragraph-properties>
    </style:style>
    <style:style style:name="P162" style:family="paragraph" style:parent-style-name="Contents_20_4">
      <style:paragraph-properties>
        <style:tab-stops>
          <style:tab-stop style:position="6.1035in" style:type="right" style:leader-style="dotted" style:leader-text="."/>
        </style:tab-stops>
      </style:paragraph-properties>
    </style:style>
    <style:style style:name="P163" style:family="paragraph" style:parent-style-name="Contents_20_5">
      <style:paragraph-properties>
        <style:tab-stops>
          <style:tab-stop style:position="5.9071in" style:type="right" style:leader-style="dotted" style:leader-text="."/>
        </style:tab-stops>
      </style:paragraph-properties>
    </style:style>
    <style:style style:name="P164" style:family="paragraph" style:parent-style-name="Preformatted_20_Text" style:list-style-name="L147">
      <style:text-properties fo:color="#800080"/>
    </style:style>
    <style:style style:name="P165" style:family="paragraph">
      <style:paragraph-properties fo:margin-left="0in" fo:margin-right="0in" fo:margin-top="0in" fo:margin-bottom="0in" fo:line-height="100%" fo:text-align="center" fo:text-indent="0in" style:text-autospace="none">
        <style:tab-stops/>
      </style:paragraph-properties>
    </style:style>
    <style:style style:name="P166"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style:paragraph-properties fo:margin-left="0in" fo:margin-right="0in" fo:margin-top="0in" fo:margin-bottom="0in" fo:line-height="100%" fo:text-align="start" fo:text-indent="0in"/>
    </style:style>
    <style:style style:name="P171"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2" style:family="paragraph">
      <style:paragraph-properties fo:margin-left="0in" fo:margin-right="0in" fo:margin-top="0in" fo:margin-bottom="0in" fo:line-height="100%" fo:text-align="center" fo:text-indent="0in"/>
    </style:style>
    <style:style style:name="P173"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4"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officeooo:rsid="0001dcd6"/>
    </style:style>
    <style:style style:name="T81" style:family="text">
      <style:text-properties officeooo:rsid="000363b2"/>
    </style:style>
    <style:style style:name="T82" style:family="text">
      <style:text-properties officeooo:rsid="0004f923"/>
    </style:style>
    <style:style style:name="T83" style:family="text">
      <style:text-properties officeooo:rsid="0006dec1"/>
    </style:style>
    <style:style style:name="T84" style:family="text">
      <style:text-properties officeooo:rsid="00089d47"/>
    </style:style>
    <style:style style:name="T85" style:family="text">
      <style:text-properties officeooo:rsid="0008f56e"/>
    </style:style>
    <style:style style:name="T86"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8"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0"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1"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2"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3"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text:span text:style-name="T85">4</text:span>-<text:span text:style-name="T85">03</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5">Table of Contents</text:p>
          </text:index-title>
          <text:p text:style-name="P160">1 Legal<text:tab/>6</text:p>
          <text:p text:style-name="P160">2 Changes: Objects, Scene &amp; Nodes<text:tab/>7</text:p>
          <text:p text:style-name="P159">2.1 Names are now optional<text:tab/>7</text:p>
          <text:p text:style-name="P159">2.2 How to debug MovableObjects' (and Nodes) data<text:tab/>7</text:p>
          <text:p text:style-name="P161">2.2.1 Interpreting ArrayVector3<text:tab/>9</text:p>
          <text:p text:style-name="P161">2.2.2 Dummy pointers instead of NULL<text:tab/>10</text:p>
          <text:p text:style-name="P159">2.3 Attachment and Visibility<text:tab/>11</text:p>
          <text:p text:style-name="P159">2.4 Attaching/Detaching is more expensive than hiding<text:tab/>11</text:p>
          <text:p text:style-name="P159">2.5 All MovableObjects require a SceneNode (Lights &amp; Cameras)<text:tab/>11</text:p>
          <text:p text:style-name="P159">2.6 Obtaining derived transforms<text:tab/>12</text:p>
          <text:p text:style-name="P159">2.7 SCENE_STATIC and SCENE_DYNAMIC<text:tab/>13</text:p>
          <text:p text:style-name="P161">2.7.1 What means a Node to be SCENE_STATIC:<text:tab/>13</text:p>
          <text:p text:style-name="P161">2.7.2 What means a Entities (and InstancedEntities) to be SCENE_STATIC:<text:tab/>13</text:p>
          <text:p text:style-name="P161">2.7.3 General<text:tab/>14</text:p>
          <text:p text:style-name="P159">2.8 Ogre asserts mCachedAabbOutOfDate or mCachedTransformOutOfDate while in debug mode<text:tab/>15</text:p>
          <text:p text:style-name="P159">2.9 Custom classes derived from Renderable or MovableObject<text:tab/>15</text:p>
          <text:p text:style-name="P159">2.10 How do I get the vertex information from the new v2 Mesh classes?<text:tab/>16</text:p>
          <text:p text:style-name="P159">2.11 How do I set the element offsets, vertex buffer's source and index?<text:tab/>17</text:p>
          <text:p text:style-name="P159">2.12 My scene looks too dark or dull!<text:tab/>18</text:p>
          <text:p text:style-name="P159">2.13 I activated gamma correction, but now my GUI textures look washed out!<text:tab/>19</text:p>
          <text:p text:style-name="P160">3 Technical Overview<text:tab/>20</text:p>
          <text:p text:style-name="P159">3.1 Overview<text:tab/>20</text:p>
          <text:p text:style-name="P161">3.1.1 SIMD Coherence<text:tab/>21</text:p>
          <text:p text:style-name="P159">3.2 Memory Managers usage patterns<text:tab/>21</text:p>
          <text:p text:style-name="P161">3.2.1 Cleanups<text:tab/>21</text:p>
          <text:p text:style-name="P159">3.3 Memory preallocation<text:tab/>22</text:p>
          <text:p text:style-name="P159">3.4 Configuring memory managers<text:tab/>22</text:p>
          <text:p text:style-name="P159">3.5 Where is RenderTarget::update? Why do I get errors in Viewport?<text:tab/>22</text:p>
          <text:p text:style-name="P160">4 Compositor<text:tab/>24</text:p>
          <text:p text:style-name="P159">4.1 Nodes<text:tab/>25</text:p>
          <text:p text:style-name="P161">4.1.1 Input &amp; output channels and RTTs<text:tab/>26</text:p>
          <text:p text:style-name="P162">4.1.1.1 Locally declared textures<text:tab/>26</text:p>
          <text:p text:style-name="P162">4.1.1.2 It comes from an input channel.<text:tab/>26</text:p>
          <text:p text:style-name="P162">4.1.1.3 It is a global texture<text:tab/>27</text:p>
          <text:p text:style-name="P162">4.1.1.4 Main RenderTarget<text:tab/>28</text:p>
          <text:p text:style-name="P161">4.1.2 Target<text:tab/>29</text:p>
          <text:p text:style-name="P161">4.1.3 Passes<text:tab/>29</text:p>
          <text:p text:style-name="P162">4.1.3.1 clear<text:tab/>30</text:p>
          <text:p text:style-name="P162">4.1.3.2 quad<text:tab/>30</text:p>
          <text:p text:style-name="P162">4.1.3.3 resolve<text:tab/>32</text:p>
          <text:p text:style-name="P162">4.1.3.4 render_scene<text:tab/>32</text:p>
          <text:p text:style-name="P162">4.1.3.5 stencil<text:tab/>34</text:p>
          <text:p text:style-name="P161">4.1.4 Textures<text:tab/>34</text:p>
          <text:p text:style-name="P162">4.1.4.1 MSAA: Explicit vs Implicit resolves<text:tab/>34</text:p>
          <text:p text:style-name="P163"><text:s/>Implicit resolves<text:tab/>34</text:p>
          <text:p text:style-name="P163"><text:s/>Explicit resolves<text:tab/>35</text:p>
          <text:p text:style-name="P163"><text:s/>Resources<text:tab/>35</text:p>
          <text:p text:style-name="P159">4.2 Shadow Nodes<text:tab/>35</text:p>
          <text:p text:style-name="P161"><text:soft-page-break/>4.2.1 Setting up shadow nodes<text:tab/>36</text:p>
          <text:p text:style-name="P161">4.2.2 Example<text:tab/>38</text:p>
          <text:p text:style-name="P161">4.2.3 Shadow map atlas<text:tab/>41</text:p>
          <text:p text:style-name="P161">4.2.4 Reuse, recalculate and first<text:tab/>41</text:p>
          <text:p text:style-name="P161">4.2.5 Shadow mapping setup types<text:tab/>43</text:p>
          <text:p text:style-name="P162">4.2.5.1 Uniform shadow mapping<text:tab/>43</text:p>
          <text:p text:style-name="P162">4.2.5.2 Focused<text:tab/>43</text:p>
          <text:p text:style-name="P162">4.2.5.3 LispSM<text:tab/>44</text:p>
          <text:p text:style-name="P162">4.2.5.4 PSSM / CSM<text:tab/>44</text:p>
          <text:p text:style-name="P162">4.2.5.5 Plane Optimal<text:tab/>44</text:p>
          <text:p text:style-name="P161">4.2.6 Writing shaders<text:tab/>45</text:p>
          <text:p text:style-name="P159">4.3 Workspaces<text:tab/>45</text:p>
          <text:p text:style-name="P161">4.3.1 Data dependencies between nodes and circular dependencies<text:tab/>48</text:p>
          <text:p text:style-name="P159">4.4 Setting up code<text:tab/>48</text:p>
          <text:p text:style-name="P161">4.4.1 Initializing the workspace<text:tab/>48</text:p>
          <text:p text:style-name="P161">4.4.2 Simple bootstrap for beginners<text:tab/>48</text:p>
          <text:p text:style-name="P161">4.4.3 Advanced C++ users<text:tab/>49</text:p>
          <text:p text:style-name="P159">4.5 Stereo and Split-Screen Rendering<text:tab/>49</text:p>
          <text:p text:style-name="P161">4.5.1 Per-Workspace offset and scale<text:tab/>50</text:p>
          <text:p text:style-name="P161">4.5.2 Viewport modifier mask<text:tab/>50</text:p>
          <text:p text:style-name="P161">4.5.3 Execution mask<text:tab/>50</text:p>
          <text:p text:style-name="P161">4.5.4 Default values<text:tab/>50</text:p>
          <text:p text:style-name="P160">5 Instancing<text:tab/>52</text:p>
          <text:p text:style-name="P159">5.1 What is instancing?<text:tab/>52</text:p>
          <text:p text:style-name="P159">5.2 Instancing 101<text:tab/>52</text:p>
          <text:p text:style-name="P161">5.2.1 Instances per batch<text:tab/>53</text:p>
          <text:p text:style-name="P159">5.3 Techniques<text:tab/>53</text:p>
          <text:p text:style-name="P161">5.3.1 ShaderBased<text:tab/>53</text:p>
          <text:p text:style-name="P161">5.3.2 VTF (Software)<text:tab/>54</text:p>
          <text:p text:style-name="P161">5.3.3 HW VTF<text:tab/>54</text:p>
          <text:p text:style-name="P162">5.3.3.1 HW VTF LUT<text:tab/>54</text:p>
          <text:p text:style-name="P161">5.3.4 HW Basic<text:tab/>55</text:p>
          <text:p text:style-name="P159">5.4 Custom parameters<text:tab/>55</text:p>
          <text:p text:style-name="P159">5.5 Supporting multiple submeshes<text:tab/>56</text:p>
          <text:p text:style-name="P159">5.6 Defragmenting batches<text:tab/>57</text:p>
          <text:p text:style-name="P161">5.6.1 What is batch fragmentation?<text:tab/>57</text:p>
          <text:p text:style-name="P161">5.6.2 Prevention: Avoiding fragmentation<text:tab/>58</text:p>
          <text:p text:style-name="P161">5.6.3 Cure: Defragmenting on the fly<text:tab/>58</text:p>
          <text:p text:style-name="P159">5.7 Troubleshooting<text:tab/>58</text:p>
          <text:p text:style-name="P160">6 Threading<text:tab/>61</text:p>
          <text:p text:style-name="P159">6.1 Initializing<text:tab/>61</text:p>
          <text:p text:style-name="P161">6.1.1 Ideal number of threads<text:tab/>61</text:p>
          <text:p text:style-name="P161">6.1.2 More info about InstancingThreadedCullingMethod<text:tab/>61</text:p>
          <text:p text:style-name="P159">6.2 What tasks are threaded in Ogre<text:tab/>63</text:p>
          <text:p text:style-name="P159">6.3 Using Ogre's threading system for custom tasks<text:tab/>63</text:p>
          <text:p text:style-name="P159">6.4 Thread safety of SceneNodes<text:tab/>64</text:p>
          <text:p text:style-name="P160">7 Performance Hints<text:tab/>66</text:p>
          <text:p text:style-name="P160">8 HLMS: High Level Material System<text:tab/>67</text:p>
          <text:p text:style-name="P159">8.1 Fundamental changes<text:tab/>67</text:p>
          <text:p text:style-name="P161">8.1.1 Viewports and Scissor tests<text:tab/>67</text:p>
          <text:p text:style-name="P161"><text:soft-page-break/>8.1.2 A lot of data is stored in “Blocks”<text:tab/>67</text:p>
          <text:p text:style-name="P161">8.1.3 Materials are still alive<text:tab/>68</text:p>
          <text:p text:style-name="P161">8.1.4 Fixed Function has been removed<text:tab/>69</text:p>
          <text:p text:style-name="P159">8.2 The three components<text:tab/>69</text:p>
          <text:p text:style-name="P159">8.3 Blocks<text:tab/>70</text:p>
          <text:p text:style-name="P161">8.3.1 Datablocks<text:tab/>71</text:p>
          <text:p text:style-name="P161">8.3.2 Macroblocks<text:tab/>71</text:p>
          <text:p text:style-name="P161">8.3.3 Blendblocks<text:tab/>71</text:p>
          <text:p text:style-name="P161">8.3.4 Samplerblocks<text:tab/>71</text:p>
          <text:p text:style-name="P159">8.4 Hlms templates<text:tab/>72</text:p>
          <text:p text:style-name="P159">8.5 The Hlms preprocessor<text:tab/>72</text:p>
          <text:p text:style-name="P161">8.5.1 Preprocessor syntax<text:tab/>73</text:p>
          <text:p text:style-name="P162">8.5.1.1 @property( expression )<text:tab/>73</text:p>
          <text:p text:style-name="P162">8.5.1.2 @foreach( scopedVar, count, [start] )<text:tab/>74</text:p>
          <text:p text:style-name="P162">8.5.1.3 @counter( variable )<text:tab/>75</text:p>
          <text:p text:style-name="P162">8.5.1.4 @value( variable )<text:tab/>76</text:p>
          <text:p text:style-name="P162">8.5.1.5 @set add sub mul div mod min max<text:tab/>76</text:p>
          <text:p text:style-name="P162">8.5.1.6 @piece( nameOfPiece )<text:tab/>76</text:p>
          <text:p text:style-name="P162">8.5.1.7 @insertpiece( nameOfPiece )<text:tab/>77</text:p>
          <text:p text:style-name="P162">8.5.1.8 @pset padd psub pmul pdiv pmod pmin pmax<text:tab/>77</text:p>
          <text:p text:style-name="P159">8.6 Creation of shaders<text:tab/>77</text:p>
          <text:p text:style-name="P161">8.6.1 C++ interaction with shader templates<text:tab/>80</text:p>
          <text:p text:style-name="P161">8.6.2 Common conventions<text:tab/>80</text:p>
          <text:p text:style-name="P161">8.6.3 Hot reloading<text:tab/>81</text:p>
          <text:p text:style-name="P159">8.7 Run-time rendering<text:tab/>81</text:p>
          <text:p text:style-name="P161">8.7.1 preparePassHash<text:tab/>81</text:p>
          <text:p text:style-name="P161">8.7.2 fillBuffersFor<text:tab/>81</text:p>
          <text:p text:style-name="P159">8.8 Using the HLMS implementations<text:tab/>81</text:p>
          <text:p text:style-name="P161">8.8.1 Initialization<text:tab/>81</text:p>
          <text:p text:style-name="P161">8.8.2 Deinitialization<text:tab/>82</text:p>
          <text:p text:style-name="P161">8.8.3 Creating a datablock<text:tab/>82</text:p>
          <text:p text:style-name="P159">8.9 The Hlms Texture Manager<text:tab/>83</text:p>
          <text:p text:style-name="P161">8.9.1 Automatic batching<text:tab/>83</text:p>
          <text:p text:style-name="P162">8.9.1.1 Texture types<text:tab/>84</text:p>
          <text:p text:style-name="P162">8.9.1.2 Automatic parameters<text:tab/>85</text:p>
          <text:p text:style-name="P162">8.9.1.3 Loading a texture twice (i.e. with a different format) via aliasing<text:tab/>86</text:p>
          <text:p text:style-name="P161">8.9.2 Manual: Texture packs<text:tab/>86</text:p>
          <text:p text:style-name="P161">8.9.3 Watching out for memory consumption<text:tab/>87</text:p>
          <text:p text:style-name="P162">8.9.3.1 Additional memory considerations<text:tab/>91</text:p>
          <text:p text:style-name="P159">8.10 Troubleshooting<text:tab/>91</text:p>
          <text:p text:style-name="P161">8.10.1 My shadows don't show up or are very glitchy.<text:tab/>91</text:p>
          <text:p text:style-name="P160">9 AZDO changes (Aproaching Zero Driver Overhead)<text:tab/>93</text:p>
          <text:p text:style-name="P159">9.1 V2 and v1 objects<text:tab/>93</text:p>
          <text:p text:style-name="P161">9.1.1 Longevity of the v1 objects and deprecation<text:tab/>93</text:p>
          <text:p text:style-name="P159">9.2 Render Queue<text:tab/>94</text:p>
          <text:p text:style-name="P159">9.3 The VaoManager<text:tab/>94</text:p>
          <text:p text:style-name="P160">10 The Command Buffer<text:tab/>96</text:p>
          <text:p text:style-name="P159">10.1 Adding a command<text:tab/>96</text:p>
          <text:p text:style-name="P159">10.2 Structure of a command<text:tab/>97</text:p>
          <text:p text:style-name="P159">10.3 Execution table<text:tab/>97</text:p>
          <text:p text:style-name="P161"><text:soft-page-break/>10.3.1 Hacks and Tricks<text:tab/>98</text:p>
          <text:p text:style-name="P159">10.4 Post-processing the command buffer<text:tab/>99</text:p>
        </text:index-body>
      </text:table-of-content>
      <text:p text:style-name="Text_20_body"/>
      <text:h text:style-name="P14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940412077113276108" text:style-name="L90">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7"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098924879768939051" text:style-name="L91">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173335611868408543" text:style-name="L92">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3320375184009475159" text:style-name="L93">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8226572141624432306" text:style-name="L94">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432935726032422155" text:style-name="L95">
        <text:list-item>
          <text:p text:style-name="P72">Nodes/Objects are of type SCENE_STATIC and their data changed (i.e. you called setPosition) but no call to SceneManager::notifyStaticDirty was made.</text:p>
        </text:list-item>
      </text:list>
      <text:list xml:id="list466345127918462250" text:style-name="L96">
        <text:list-item>
          <text:list>
            <text:list-item>
              <text:p text:style-name="P73"><text:span text:style-name="T43">Solution:</text:span> Call SceneManager::notifyStaticDirty, or use a function that implicitly calls that function.</text:p>
            </text:list-item>
          </text:list>
        </text:list-item>
      </text:list>
      <text:list xml:id="list145035279686403" text:continue-list="list1432935726032422155" text:style-name="L95">
        <text:list-item>
          <text:p text:style-name="P72">You've manually modified their data (i.e. you called setPosition) after SceneManager::updateAllTransforms or SceneManager::updateAllBounds happened; most likely through a listener.</text:p>
        </text:list-item>
      </text:list>
      <text:list xml:id="list2017927588274591557" text:style-name="L97">
        <text:list-item>
          <text:list>
            <text:list-item>
              <text:p text:style-name="P74">Solutions:</text:p>
            </text:list-item>
          </text:list>
        </text:list-item>
      </text:list>
      <text:list xml:id="list561569021654239432" text:style-name="L98">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145034862969189" text:continue-list="list145035279686403" text:style-name="L95">
        <text:list-item>
          <text:p text:style-name="P145">It's a bug in Ogre. Because the refactor was very large, some components still try to modify nodes and movables after the call to updateAllTransforms/updateAllBounds.</text:p>
        </text:list-item>
      </text:list>
      <text:list xml:id="list8750637070761041238" text:style-name="L99">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6052083109975408079" text:style-name="L100">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6" svg:width="3.5441in" svg:height="1.7717in" svg:x="0in" svg:y="0in"><text:p text:style-name="P165"><text:span text:style-name="T86">NodeMemoryManager</text:span></text:p><text:p text:style-name="P165"><text:span text:style-name="T87">(contains multiple...)</text:span></text:p><text:p text:style-name="P165"><text:span text:style-name="T86"/></text:p><text:p text:style-name="P165"><text:span text:style-name="T86"/></text:p><text:p text:style-name="P165"><text:span text:style-name="T86"/></text:p><text:p text:style-name="P165"><text:span text:style-name="T86"/></text:p><text:p text:style-name="P165"><text:span text:style-name="T86"/></text:p><text:p text:style-name="P165"><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7" svg:width="3.1012in" svg:height="0.9969in" svg:x="0.3319in" svg:y="0.6646in"><text:p text:style-name="P165"><text:span text:style-name="T86"/></text:p><text:p text:style-name="P165"><text:span text:style-name="T86"/></text:p><text:p text:style-name="P165"><text:span text:style-name="T86">class NodeArrayMemoryManager</text:span></text:p><text:p text:style-name="P165"><text:span text:style-name="T88"/></text:p><text:p text:style-name="P165"><text:span text:style-name="T88"/></text:p><text:p text:style-name="P165"><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8" svg:width="2.4362in" svg:height="0.4433in" svg:x="0.9299in" svg:y="1.1075in"><text:p text:style-name="P165"><text:span text:style-name="T89"><text:s/></text:span><text:span text:style-name="T89">: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7" svg:width="2.3252in" svg:height="0.9969in" svg:x="3.6543in" svg:y="0.0445in"><text:p text:style-name="P165"><text:span text:style-name="T86"/></text:p><text:p text:style-name="P165"><text:span text:style-name="T86"/></text:p><text:p text:style-name="P165"><text:span text:style-name="T86">Transform</text:span></text:p><text:p text:style-name="P165"><text:span text:style-name="T88"/></text:p><text:p text:style-name="P165"><text:span text:style-name="T88"/></text:p><text:p text:style-name="P165"><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6" svg:width="1.9941in" svg:height="0.5539in" svg:x="3.9417in" svg:y="0.4209in"><text:p text:style-name="P165"><text:span text:style-name="T86">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45035694360329" text:continue-numbering="true" text:style-name="L100">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6" svg:width="3.5441in" svg:height="1.7717in" svg:x="0in" svg:y="0in"><text:p text:style-name="P165"><text:span text:style-name="T86">ObjectMemoryManager</text:span></text:p><text:p text:style-name="P165"><text:span text:style-name="T87">(contains multiple...)</text:span></text:p><text:p text:style-name="P165"><text:span text:style-name="T86"/></text:p><text:p text:style-name="P165"><text:span text:style-name="T86"/></text:p><text:p text:style-name="P165"><text:span text:style-name="T86"/></text:p><text:p text:style-name="P165"><text:span text:style-name="T86"/></text:p><text:p text:style-name="P165"><text:span text:style-name="T86"/></text:p><text:p text:style-name="P165"><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7" svg:width="3.1012in" svg:height="0.9969in" svg:x="0.3319in" svg:y="0.6646in"><text:p text:style-name="P165"><text:span text:style-name="T86"/></text:p><text:p text:style-name="P165"><text:span text:style-name="T86"/></text:p><text:p text:style-name="P165"><text:span text:style-name="T86">class ObjectDataArrayMemoryManager</text:span></text:p><text:p text:style-name="P165"><text:span text:style-name="T88"/></text:p><text:p text:style-name="P165"><text:span text:style-name="T88"/></text:p><text:p text:style-name="P165"><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8" svg:width="2.4362in" svg:height="0.4433in" svg:x="0.9299in" svg:y="1.1075in"><text:p text:style-name="P165"><text:span text:style-name="T89"><text:s/></text:span><text:span text:style-name="T89">: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7" svg:width="2.3252in" svg:height="0.9969in" svg:x="3.6543in" svg:y="0.0445in"><text:p text:style-name="P165"><text:span text:style-name="T86"/></text:p><text:p text:style-name="P165"><text:span text:style-name="T86"/></text:p><text:p text:style-name="P165"><text:span text:style-name="T86">MovableObject</text:span></text:p><text:p text:style-name="P165"><text:span text:style-name="T88"/></text:p><text:p text:style-name="P165"><text:span text:style-name="T88"/></text:p><text:p text:style-name="P165"><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6" svg:width="1.9941in" svg:height="0.5539in" svg:x="3.9417in" svg:y="0.4209in"><text:p text:style-name="P165"><text:span text:style-name="T86">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130602908817127577" text:style-name="L101">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662521672042892183" text:style-name="L102">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7622657746704609092" text:style-name="L103">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955027721235259531" text:style-name="L104">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1468831741502425848" text:style-name="L105">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145034768053715" text:continue-numbering="true" text:style-name="L105">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145034933085363" text:continue-numbering="true" text:style-name="L105">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1819028415732684028" text:style-name="L106">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7246539024054951537" text:style-name="L107">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4817098875442713186" text:style-name="L108">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145035532560739" text:continue-list="list145034933085363" text:style-name="L105">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45036094162807" text:continue-numbering="true" text:style-name="L105">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145036679228265" text:continue-numbering="true" text:style-name="L105">
        <text:list-item>
          <text:p text:style-name="P95">identifier &lt;number&gt;</text:p>
        </text:list-item>
      </text:list>
      <text:p text:style-name="P61">An arbitrary user-defined numeric ID used for identifying individual passes in the C++ code.</text:p>
      <text:list xml:id="list145035405353717" text:continue-numbering="true" text:style-name="L105">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45035744279194" text:continue-numbering="true" text:style-name="L105">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3893984401186207322" text:style-name="L109">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145035071373656" text:continue-list="list145035744279194" text:style-name="L105">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6414514947119566670" text:style-name="L110">
        <text:list-item>
          <text:p text:style-name="P100">rq_first <text:s/>&lt;id&gt;</text:p>
        </text:list-item>
      </text:list>
      <text:p text:style-name="P62">Replaces first_render_queue. The default is 0. Must be a value between 0 and 255. The value is inclusive</text:p>
      <text:list xml:id="list145035582966435" text:continue-numbering="true" text:style-name="L110">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145034607025393" text:continue-numbering="true" text:style-name="L110">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145035861066905" text:continue-numbering="true" text:style-name="L110">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145035666969444" text:continue-numbering="true" text:style-name="L110">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805859134541761297" text:style-name="L111">
        <text:list-item>
          <text:p text:style-name="P101">overlays &lt;off|on&gt;</text:p>
        </text:list-item>
      </text:list>
      <text:p text:style-name="P62">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45036090795983" text:continue-list="list145035666969444" text:style-name="L110">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45034836470703" text:continue-numbering="true" text:style-name="L110">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45034918323359" text:continue-numbering="true" text:style-name="L110">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45036611810147" text:continue-numbering="true" text:style-name="L110">
        <text:list-item>
          <text:p text:style-name="P100">lod_bias <text:s/>&lt;bias&gt;</text:p>
        </text:list-item>
      </text:list>
      <text:p text:style-name="P62">Applies a bias multiplier to the lod. Valid values are in range [0; Inf). A higher lod bias causes <text:soft-page-break/>LOD to pop up sooner. Default: 1.0</text:p>
      <text:list xml:id="list145036527308426" text:continue-numbering="true" text:style-name="L110">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58"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839758497096884888" text:style-name="L112">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843194784478456374" text:style-name="L113">
        <text:list-item>
          <text:p text:style-name="P103"><text:a xlink:type="simple" xlink:href="http://mynameismjp.wordpress.com/2012/10/24/msaa-overview/"><text:span text:style-name="T63">A Quick Overview of MSAA</text:span></text:a></text:p>
        </text:list-item>
        <text:list-item>
          <text:p text:style-name="P103"><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45034872490003" text:continue-list="list145036527308426" text:style-name="L110">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45036106329912" text:continue-numbering="true" text:style-name="L110">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145034908591846" text:continue-numbering="true" text:style-name="L110">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145035198779292" text:continue-numbering="true" text:style-name="L110">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145036290734727" text:continue-numbering="true" text:style-name="L110">
        <text:list-item>
          <text:p text:style-name="P100">num_splits &lt;num_splits&gt;</text:p>
        </text:list-item>
      </text:list>
      <text:p text:style-name="P62">Only used by PSSM techniques. Specifies the number of splits per light. Can vary per <text:soft-page-break/>shadow map. The number of splits must be greater than 2. Default is 3.</text:p>
      <text:list xml:id="list145036648249518" text:continue-numbering="true" text:style-name="L110">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8696644085843182244" text:style-name="L114">
        <text:list-item>
          <text:p text:style-name="P104">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5544332425587586678" text:style-name="L115">
        <text:list-item>
          <text:p text:style-name="P105">&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145035720401297" text:continue-numbering="true" text:style-name="L115">
        <text:list-item>
          <text:p text:style-name="P105">&lt;fsaa&gt;</text:p>
        </text:list-item>
      </text:list>
      <text:p text:style-name="P62">The default value is always 0 regardless of system settings. Setting this to higher values will activate fsaa. This behavior differs from regular texture declarations.</text:p>
      <text:list xml:id="list145035804650163" text:continue-numbering="true" text:style-name="L115">
        <text:list-item>
          <text:p text:style-name="P105">&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45035121565093" text:continue-numbering="true" text:style-name="L115">
        <text:list-item>
          <text:p text:style-name="P105">light &lt;index&gt;</text:p>
        </text:list-item>
      </text:list>
      <text:p text:style-name="P62">Indicates which light index will be associated with this shadow map. i.e. the Shadow map #0 may contain the Nth closest shadow mapping light to the entity, not necessarily the first one.</text:p>
      <text:list xml:id="list145035253467152" text:continue-numbering="true" text:style-name="L115">
        <text:list-item>
          <text:p text:style-name="P105">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146541610619448108" text:style-name="L116">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947671437719720742" text:style-name="L117">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559675206045909535" text:style-name="L118">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7999205120220638225" text:style-name="L119">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9"><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320343918694363086" text:style-name="L120">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45035944357661" text:continue-list="list145035253467152" text:style-name="L115">
        <text:list-item>
          <text:p text:style-name="P105">&lt;Node Name 1&gt;</text:p>
        </text:list-item>
      </text:list>
      <text:p text:style-name="P62">The name of the Node that will be executed before “<text:span text:style-name="T36">Node Name 2”</text:span></text:p>
      <text:list xml:id="list145035974463285" text:continue-numbering="true" text:style-name="L115">
        <text:list-item>
          <text:p text:style-name="P105">[&lt;output ch #&gt;] [&lt;output ch #&gt;] … [&lt;output ch #&gt;]</text:p>
        </text:list-item>
      </text:list>
      <text:p text:style-name="P64">Channel numbers from “<text:span text:style-name="T36">Node Name 1”</text:span>'s output channels that will be connected to “<text:span text:style-name="T36">Node Name 2</text:span>”.</text:p>
      <text:list xml:id="list145035689072337" text:continue-numbering="true" text:style-name="L115">
        <text:list-item>
          <text:p text:style-name="P105">&lt;Node Name 2&gt;</text:p>
        </text:list-item>
      </text:list>
      <text:p text:style-name="P64">The name of the Node that will be executed after “<text:span text:style-name="T36">Node Name 1”</text:span></text:p>
      <text:list xml:id="list145034998699503" text:continue-numbering="true" text:style-name="L115">
        <text:list-item>
          <text:p text:style-name="P105">[&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45036176911585" text:continue-numbering="true" text:style-name="L115">
        <text:list-item>
          <text:p text:style-name="P105">&lt;Node Name 1&gt;</text:p>
        </text:list-item>
      </text:list>
      <text:p text:style-name="P62">The name of the Node that will receive the final RTT</text:p>
      <text:list xml:id="list145036056298150" text:continue-numbering="true" text:style-name="L115">
        <text:list-item>
          <text:p text:style-name="P105">&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45035965541744" text:continue-numbering="true" text:style-name="L115">
        <text:list-item>
          <text:p text:style-name="P105">&lt;Node Name&gt;</text:p>
        </text:list-item>
      </text:list>
      <text:p text:style-name="P64">The name of the original instance</text:p>
      <text:list xml:id="list145035554163561" text:continue-numbering="true" text:style-name="L115">
        <text:list-item>
          <text:p text:style-name="P105">&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6"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8208993484273635753" text:style-name="L121">
        <text:list-item>
          <text:p text:style-name="P111"><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5313022916720078556" text:style-name="L122">
        <text:list-item>
          <text:p text:style-name="P112"><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8"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9089488934559150084" text:style-name="L123">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1"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4507851759012063123" text:style-name="L124">
        <text:list-item>
          <text:p text:style-name="P90">ShaderInstancing.material</text:p>
        </text:list-item>
        <text:list-item>
          <text:p text:style-name="P90"><text:soft-page-break/>ShaderInstancing.vert (GLSL)</text:p>
        </text:list-item>
        <text:list-item>
          <text:p text:style-name="P90">ShaderInstancing.cg (Cg, works with HLSL)</text:p>
        </text:list-item>
      </text:list>
      <text:h text:style-name="P148"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6326968819910200578" text:style-name="L125">
        <text:list-item>
          <text:p text:style-name="P91">VTFInstancing.material</text:p>
        </text:list-item>
        <text:list-item>
          <text:p text:style-name="P91">VTFInstancing.vert (GLSL)</text:p>
        </text:list-item>
        <text:list-item>
          <text:p text:style-name="P91">VTFInstancing.cg (Cg, also works with HLSL)</text:p>
        </text:list-item>
      </text:list>
      <text:h text:style-name="P148"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1137612775293241798" text:style-name="L126">
        <text:list-item>
          <text:p text:style-name="P92">HW_VTFInstancing.material</text:p>
        </text:list-item>
        <text:list-item>
          <text:p text:style-name="P92">HW_VTFInstancing.vert (GLSL)</text:p>
        </text:list-item>
        <text:list-item>
          <text:p text:style-name="P92">HW_VTFInstancing.cg (Cg, works with HLSL)</text:p>
        </text:list-item>
      </text:list>
      <text:h text:style-name="P156"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5488513754232247543" text:style-name="L127">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4869163195634609579" text:style-name="L128">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52" text:outline-level="2">Defragmenting batches</text:h>
      <text:h text:style-name="Heading_20_3" text:outline-level="3">What is batch fragmentation?</text:h>
      <text:p text:style-name="Text_20_body">There are two kinds of fragmentation:</text:p>
      <text:list xml:id="list8491465418671707895" text:style-name="L129">
        <text:list-item>
          <text:p text:style-name="P114">“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49" text:outline-level="3"><text:soft-page-break/>Prevention: Avoiding fragmentation</text:h>
      <text:p text:style-name="P45">If you're creating static objects that won't move (i.e. trees), create them sorted by proximity. This helps both types of fragmentation:</text:p>
      <text:list xml:id="list7444761527440983115" text:style-name="L130">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49"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52"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378382556130029689" text:style-name="L131">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071771246566611384" text:style-name="L132">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277536680946879351" text:style-name="L133">
        <text:list-item>
          <text:p text:style-name="P117"><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7121057526216430120" text:style-name="L134">
        <text:list-item>
          <text:p text:style-name="P118"><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4911820111806071859" text:style-name="L135">
        <text:list-item>
          <text:p text:style-name="P119"><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6" text:outline-level="1">Performance Hints</text:h>
      <text:p text:style-name="P44">DO:</text:p>
      <text:list xml:id="list145036123136121" text:continue-list="list145036648249518" text:style-name="L136">
        <text:list-item>
          <text:p text:style-name="P120"><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0"><text:span text:style-name="T43">Use Instancing whenever possible:</text:span> InstancedObjects are lightweight, have less RenderQueue and API draw call overhead</text:p>
        </text:list-item>
        <text:list-item>
          <text:p text:style-name="P120"><text:span text:style-name="T43">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44">DON'T:</text:p>
      <text:list xml:id="list8341454241232352757" text:style-name="L137">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6"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36752813972115968" text:style-name="L138">
        <text:list-item>
          <text:p text:style-name="P122">Viewports hold the information about the scissor rectangle (see Viewport::setScissors)</text:p>
        </text:list-item>
        <text:list-item>
          <text:p text:style-name="P122">Enabling and disabling scissor testing is controlled via Macroblocks.</text:p>
        </text:list-item>
        <text:list-item>
          <text:p text:style-name="P122">RenderSystem::setScissorTest was removed.</text:p>
        </text:list-item>
        <text:list-item>
          <text:p text:style-name="P122">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2459423727782496541" text:style-name="L139">
        <text:list-item>
          <text:p text:style-name="P12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3077657972651973442" text:style-name="L140">
        <text:list-item>
          <text:p text:style-name="P12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4"><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174655702217733055" text:style-name="L141">
        <text:list-item>
          <text:p text:style-name="P125"><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5"><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5"><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9" svg:width="1.8098in" svg:height="1.5878in" svg:x="1.6272in" svg:y="2.0693in"><text:p text:style-name="P169">3. C++ implementation</text:p><text:p text:style-name="P169">Derives from base</text:p><text:p text:style-name="P169">class “Hlms”</text:p><text:p text:style-name="P169">Parses shader templates</text:p></draw:rect><draw:custom-shape draw:style-name="gr9" svg:width="1.5303in" svg:height="1.7713in" svg:x="0in" svg:y="0.0516in"><text:p text:style-name="P169">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69">2. Hlms shader</text:p><text:p text:style-name="P169">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1" svg:width="5.6843in" svg:height="3.3142in" svg:x="0in" svg:y="0in"><text:p text:style-name="P170"><text:span text:style-name="T90">HlmsPbsDatablock</text:span></text:p><text:p text:style-name="P170"><text:span text:style-name="T91"/></text:p><text:p text:style-name="P170"><text:span text:style-name="T91"><text:tab/></text:span><text:span text:style-name="T91">Diffuse, Specular, Roughness, Fresnel, Textures etc</text:span></text:p></draw:rect><draw:rect draw:style-name="gr11" draw:text-style-name="P173" svg:width="2.937in" svg:height="2.1488in" svg:x="2.6634in" svg:y="0.9634in"><text:p text:style-name="P172"><text:span text:style-name="T92">HlmsDatablock</text:span></text:p></draw:rect><draw:rect draw:style-name="gr12" draw:text-style-name="P174" svg:width="2.5295in" svg:height="0.7051in" svg:x="2.9429in" svg:y="2.2965in"><text:p text:style-name="P170"><text:span text:style-name="T93">Blendblock</text:span></text:p><text:p text:style-name="P170"><text:span text:style-name="T94">(alpha blending)</text:span></text:p></draw:rect><draw:rect draw:style-name="gr12" draw:text-style-name="P174" svg:width="2.5169in" svg:height="0.7343in" svg:x="2.9555in" svg:y="1.4791in"><text:p text:style-name="P170"><text:span text:style-name="T93">Macroblock</text:span></text:p><text:p text:style-name="P170"><text:span text:style-name="T94">(depth check &amp; writes, cull mode)</text:span></text:p></draw:rect><draw:rect draw:style-name="gr12" draw:text-style-name="P174" svg:width="2.1752in" svg:height="0.7343in" svg:x="0.3839in" svg:y="0.9799in"><text:p text:style-name="P170"><text:span text:style-name="T93">Samplerblock(s)</text:span></text:p><text:p text:style-name="P170"><text:span text:style-name="T94">(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166033193453399018" text:style-name="L142">
        <text:list-item>
          <text:p text:style-name="P12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6">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644272080975803014" text:style-name="L143">
        <text:list-item>
          <text:p text:style-name="P127">@property</text:p>
        </text:list-item>
        <text:list-item>
          <text:p text:style-name="P127">@foreach</text:p>
        </text:list-item>
        <text:list-item>
          <text:p text:style-name="P127">@counter</text:p>
        </text:list-item>
        <text:list-item>
          <text:p text:style-name="P127">@value</text:p>
        </text:list-item>
        <text:list-item>
          <text:p text:style-name="P127">@set add sub mul div mod min max</text:p>
        </text:list-item>
        <text:list-item>
          <text:p text:style-name="P127">@piece</text:p>
        </text:list-item>
        <text:list-item>
          <text:p text:style-name="P127">@insertpiece</text:p>
        </text:list-item>
        <text:list-item>
          <text:p text:style-name="P127">@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892733664392369967" text:style-name="L144">
        <text:list-item>
          <text:p text:style-name="P128"><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9">count <text:span text:style-name="T39">The number of times to repeat the loop (if start = 0). Count can read variables.</text:span></text:p>
        </text:list-item>
        <text:list-item>
          <text:p text:style-name="P129">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6858700337341466906" text:style-name="L145">
        <text:list-item>
          <text:p text:style-name="P13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0">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5" svg:width="1.5748in" svg:height="2.3224in" svg:x="3.8189in" svg:y="0in"><text:p text:style-name="P172"><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6" xml:id="id1" draw:id="id1" svg:width="1.0295in" svg:height="0.4303in" svg:x="0in" svg:y="0.9055in"><text:p text:style-name="P172"><text:span text:style-name="T94">Datablock</text:span></text:p></draw:rect><draw:rect draw:style-name="gr14" draw:text-style-name="P176" xml:id="id3" draw:id="id3" svg:width="1.0303in" svg:height="0.4307in" svg:x="2.0016in" svg:y="1.9311in"><text:p text:style-name="P172"><text:span text:style-name="T94">Renderable</text:span></text:p></draw:rect><draw:rect draw:style-name="gr14" draw:text-style-name="P176" xml:id="id5" draw:id="id5" svg:width="1.0295in" svg:height="0.4307in" svg:x="3.9764in" svg:y="1.0626in"><text:p text:style-name="P172"><text:span text:style-name="T94">Properties</text:span></text:p></draw:rect><draw:rect draw:style-name="gr14" draw:text-style-name="P176" xml:id="id6" draw:id="id6" svg:width="1.0303in" svg:height="0.4307in" svg:x="3.9764in" svg:y="1.5354in"><text:p text:style-name="P172"><text:span text:style-name="T94">Pieces</text:span></text:p></draw:rect><draw:connector draw:style-name="gr15" draw:text-style-name="P175" draw:type="line" svg:x1="1.0291in" svg:y1="1.1205in" svg:x2="1.5354in" svg:y2="1.1217in" draw:start-shape="id1" draw:start-glue-point="1" draw:end-shape="id2" svg:d="M2614-155l1286 3" svg:viewBox="0 0 1288 5"><text:p/></draw:connector><draw:connector draw:style-name="gr15" draw:text-style-name="P175" draw:type="line" svg:x1="2.5161in" svg:y1="1.9311in" svg:x2="2.5in" svg:y2="1.4563in" draw:start-shape="id3" draw:start-glue-point="0" draw:end-shape="id2" draw:end-glue-point="2" svg:d="M6391 1905l-41-1206" svg:viewBox="0 0 42 1208"><text:p/></draw:connector><draw:custom-shape draw:style-name="gr16" draw:text-style-name="P175" xml:id="id2" draw:id="id2" svg:width="1.9295in" svg:height="0.6697in" svg:x="1.5354in" svg:y="0.7866in"><text:p text:style-name="P172"><text:span text:style-name="T94">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7" xml:id="id4" draw:id="id4" svg:width="0.985in" svg:height="0.3941in" svg:x="4.0154in" svg:y="0.5508in"><text:p text:style-name="P172"><text:span text:style-name="T96">Hash</text:span></text:p></draw:rect><draw:connector draw:style-name="gr15" draw:text-style-name="P175" draw:type="curve" svg:x1="5in" svg:y1="0.7476in" svg:x2="3.0311in" svg:y2="2.1465in" draw:start-shape="id4" draw:start-glue-point="1" draw:end-shape="id3" draw:end-glue-point="1" svg:d="M12700-1102c751 0 3251 3554-5001 3554" svg:viewBox="0 0 5948 3556"><text:p/></draw:connector><draw:connector draw:style-name="gr15" draw:text-style-name="P175" svg:x1="3.4646in" svg:y1="1.1217in" svg:x2="4.0154in" svg:y2="0.7476in" draw:start-shape="id2" draw:start-glue-point="1" draw:end-shape="id4" draw:end-glue-point="3" svg:d="M8800-152h700v-950h699" svg:viewBox="0 0 1401 953"><text:p/></draw:connector><draw:connector draw:style-name="gr15" draw:text-style-name="P175" svg:x1="3.4646in" svg:y1="1.122in" svg:x2="3.9764in" svg:y2="1.278in" draw:start-shape="id2" draw:start-glue-point="1" draw:end-shape="id5" draw:end-glue-point="3" svg:d="M8800-151h651v397h649" svg:viewBox="0 0 1302 399"><text:p/></draw:connector><draw:connector draw:style-name="gr15" draw:text-style-name="P175"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6" svg:width="1.1815in" svg:height="0.7843in" svg:x="1.6138in" svg:y="0in"><text:p text:style-name="P172"><text:span text:style-name="T94">Renderable</text:span></text:p></draw:rect><draw:rect draw:style-name="gr17" draw:text-style-name="P177" xml:id="id7" draw:id="id7" svg:width="0.9843in" svg:height="0.3941in" svg:x="1.7319in" svg:y="0.3118in"><text:p text:style-name="P172"><text:span text:style-name="T96">Hash</text:span></text:p></draw:rect><draw:custom-shape draw:style-name="gr16" draw:text-style-name="P175" xml:id="id8" draw:id="id8" svg:width="1.615in" svg:height="0.4724in" svg:x="3.228in" svg:y="0.5091in"><text:p text:style-name="P172"><text:span text:style-name="T94">Hlms::getMaterial</text:span></text:p><text:p text:style-name="P172"><text:span text:style-name="T94">(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5" draw:type="line" svg:x1="2.7161in" svg:y1="0.5087in" svg:x2="3.228in" svg:y2="0.7453in" draw:start-shape="id7" draw:start-glue-point="1" draw:end-shape="id8" svg:d="M6899-3606l1300 601" svg:viewBox="0 0 1302 603"><text:p/></draw:connector><draw:custom-shape draw:style-name="gr16" draw:text-style-name="P177" xml:id="id9" draw:id="id9" svg:width="1.378in" svg:height="0.5122in" svg:x="5.1181in" svg:y="0.5091in"><text:p text:style-name="P172"><text:span text:style-name="T96">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5" draw:type="line" svg:x1="4.8425in" svg:y1="0.7457in" svg:x2="5.1181in" svg:y2="0.7657in" draw:start-shape="id8" draw:start-glue-point="1" draw:end-shape="id9" draw:end-glue-point="5" svg:d="M12300-3004l700 51" svg:viewBox="0 0 702 53"><text:p/></draw:connector><draw:custom-shape draw:style-name="gr16" draw:text-style-name="P177" xml:id="id10" draw:id="id10" svg:width="1.2213in" svg:height="1.1815in" svg:x="5.1571in" svg:y="1.6898in"><text:p text:style-name="P172"><text:span text:style-name="T96">is shader</text:span></text:p><text:p text:style-name="P172"><text:span text:style-name="T96">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5" xml:id="id12" draw:id="id12" svg:width="2.1661in" svg:height="0.3941in" svg:x="2.322in" svg:y="2.3193in"><text:p text:style-name="P172"><text:span text:style-name="T94">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5" xml:id="id11" draw:id="id11" svg:width="1.4177in" svg:height="0.3941in" svg:x="4.8811in" svg:y="3.3429in"><text:p text:style-name="P172"><text:span text:style-name="T94">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7" draw:type="line" svg:x1="5.7673in" svg:y1="2.8709in" svg:x2="5.5898in" svg:y2="3.3433in" draw:start-shape="id10" draw:start-glue-point="6" draw:end-shape="id11" svg:d="M14649 2395l-451 1200" svg:viewBox="0 0 453 1201"><text:p text:style-name="P172"><text:span text:style-name="T96">YES</text:span></text:p><text:p text:style-name="P172"><text:span text:style-name="T96"/></text:p></draw:connector><draw:connector draw:style-name="gr19" draw:text-style-name="P177" draw:type="line" svg:x1="5.1571in" svg:y1="2.2807in" svg:x2="4.4882in" svg:y2="2.5161in" draw:start-shape="id10" draw:start-glue-point="5" draw:end-shape="id12" svg:d="M13099 896l-1699 598" svg:viewBox="0 0 1700 600"><text:p text:style-name="P172"><text:span text:style-name="T96">NO</text:span></text:p><text:p text:style-name="P172"><text:span text:style-name="T96"/></text:p></draw:connector><draw:connector draw:style-name="gr15" draw:text-style-name="P175" draw:type="line" svg:x1="5.8071in" svg:y1="1.0213in" svg:x2="5.7673in" svg:y2="1.6902in" draw:start-shape="id9" draw:start-glue-point="6" draw:end-shape="id10" draw:end-glue-point="4" svg:d="M14750-2304l-101 1699" svg:viewBox="0 0 102 1700"><text:p/></draw:connector><draw:rect draw:style-name="gr18" draw:text-style-name="P176" svg:width="1.1815in" svg:height="0.785in" svg:x="1.6138in" svg:y="0.8661in"><text:p text:style-name="P172"><text:span text:style-name="T94">Scene's Pass</text:span></text:p></draw:rect><draw:rect draw:style-name="gr17" draw:text-style-name="P177" xml:id="id13" draw:id="id13" svg:width="0.9843in" svg:height="0.3941in" svg:x="1.7319in" svg:y="1.1783in"><text:p text:style-name="P172"><text:span text:style-name="T96">Hash</text:span></text:p></draw:rect><draw:connector draw:style-name="gr15" draw:text-style-name="P175"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75" svg:width="1.5748in" svg:height="1.0634in" svg:x="0in" svg:y="1.3752in"><text:p text:style-name="P172"><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6" svg:width="1.0303in" svg:height="0.1961in" svg:x="0.1571in" svg:y="1.8618in"><text:p text:style-name="P172"><text:span text:style-name="T94">Properties</text:span></text:p></draw:rect><draw:rect draw:style-name="gr14" draw:text-style-name="P176" svg:width="1.0295in" svg:height="0.1969in" svg:x="0.1575in" svg:y="2.078in"><text:p text:style-name="P172"><text:span text:style-name="T94">Pieces</text:span></text:p></draw:rect></draw:g><draw:g draw:style-name="gr2" xml:id="id15" draw:id="id15"><draw:custom-shape draw:style-name="gr13" draw:text-style-name="P175" svg:width="1.5752in" svg:height="1.0634in" svg:x="0.4327in" svg:y="2.7925in"><text:p text:style-name="P172"><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6" svg:width="1.0295in" svg:height="0.1961in" svg:x="0.5902in" svg:y="3.2791in"><text:p text:style-name="P172"><text:span text:style-name="T94">Properties</text:span></text:p></draw:rect><draw:rect draw:style-name="gr14" draw:text-style-name="P176" svg:width="1.0295in" svg:height="0.1969in" svg:x="0.5909in" svg:y="3.4953in"><text:p text:style-name="P172"><text:span text:style-name="T94">Pieces</text:span></text:p></draw:rect></draw:g><draw:connector draw:style-name="gr15" draw:text-style-name="P175" draw:type="curve" svg:x1="1.7319in" svg:y1="0.5087in" svg:x2="0.7866in" svg:y2="1.3752in" draw:start-shape="id7" draw:start-glue-point="3" draw:end-shape="id14" draw:end-glue-point="0" svg:d="M4399-3606c-1601 0-2401 733-2401 2201" svg:viewBox="0 0 2402 2203"><text:p/></draw:connector><draw:connector draw:style-name="gr15" draw:text-style-name="P175" draw:type="curve" svg:x1="2.2236in" svg:y1="1.5724in" svg:x2="1.2201in" svg:y2="2.7921in" draw:start-shape="id13" draw:start-glue-point="2" draw:end-shape="id15" svg:d="M5648-904c0 2323-2549 774-2549 3099" svg:viewBox="0 0 2551 3101"><text:p/></draw:connector><draw:connector draw:style-name="gr15" draw:text-style-name="P175" draw:type="line" svg:x1="2.0075in" svg:y1="3.3236in" svg:x2="2.322in" svg:y2="2.5161in" draw:start-shape="id15" draw:start-glue-point="1" draw:end-shape="id12" draw:end-glue-point="3" svg:d="M5099 3545l799-2051" svg:viewBox="0 0 801 2053"><text:p/></draw:connector><draw:connector draw:style-name="gr15" draw:text-style-name="P175"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3" text:outline-level="2">Using the HLMS implementations</text:h>
      <text:h text:style-name="P150"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3849237761842081797" text:style-name="L146">
        <text:list-item>
          <text:p text:style-name="P131">PBS: Stands for Physically Based Shading. The most common for most of your material needs.</text:p>
        </text:list-item>
        <text:list-item>
          <text:p text:style-name="P131">Unlit: Basic system with no lighting or skeleton skinning. Great for GUI, billboards, particle FXs. Supports multiple texture layering with photoshop-like blending modes.</text:p>
        </text:list-item>
        <text:list-item>
          <text:p text:style-name="P131">PBS Mobile: Same as PBS, but written for GLES2 (i.e. old Android and iOS devices, WebGL)</text:p>
        </text:list-item>
        <text:list-item>
          <text:p text:style-name="P13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oft-page-break/><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ext:soft-page-break/>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697698716062264912" text:style-name="L147">
        <text:list-item>
          <text:p text:style-name="P164">TEXTURE_TYPE_DIFFUSE</text:p>
        </text:list-item>
        <text:list-item>
          <text:p text:style-name="P164">TEXTURE_TYPE_MONOCHROME</text:p>
        </text:list-item>
        <text:list-item>
          <text:p text:style-name="P164">TEXTURE_TYPE_NORMALS</text:p>
        </text:list-item>
        <text:list-item>
          <text:p text:style-name="P164">TEXTURE_TYPE_ENV_MAP</text:p>
        </text:list-item>
        <text:list-item>
          <text:p text:style-name="P164">TEXTURE_TYPE_DETAIL</text:p>
        </text:list-item>
        <text:list-item>
          <text:p text:style-name="P164">TEXTURE_TYPE_DETAIL_NORMAL_MAP</text:p>
        </text:list-item>
      </text:list>
      <text:p text:style-name="Text_20_body"/>
      <text:p text:style-name="Text_20_body">The reasons to have multiple profiles are simple:</text:p>
      <text:list xml:id="list6806406917724794862" text:style-name="L148">
        <text:list-item>
          <text:p text:style-name="P132">Some textures, i.e. normal maps, require to be transformed to a special format, like BC5 or UV88 (two-component normalized signed 8-bit format). The Manager will convert the texture to those formats before packing.</text:p>
        </text:list-item>
        <text:list-item>
          <text:p text:style-name="P132">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2"><text:soft-page-break/>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text:soft-page-break/>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9045827086834804293" text:style-name="L149">
        <text:list-item>
          <text:p text:style-name="P133">Guarantee related textures are loaded together in the same array.</text:p>
        </text:list-item>
        <text:list-item>
          <text:p text:style-name="P133"><text:soft-page-break/>Improve loading time by baking as much information as possible offline.</text:p>
        </text:list-item>
        <text:list-item>
          <text:p text:style-name="P13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6.6929in" svg:height="2.1945in" draw:z-index="15"><draw:image xlink:href="Pictures/10000000000004590000016D135F4A4C.png" xlink:type="simple" xlink:show="embed" xlink:actuate="onLoad"/></draw:frame></text:p>
      <text:list xml:id="list7188766689516369799" text:style-name="L150">
        <text:list-item>
          <text:p text:style-name="P134">=J2 / K2 <text:s/>will give you the % of occupancy per texture.</text:p>
        </text:list-item>
        <text:list-item>
          <text:p text:style-name="P134">=I2 / K2 will give you the size of each individual texture (and not the whole array)</text:p>
        </text:list-item>
        <text:list-item>
          <text:p text:style-name="P134"><text:soft-page-break/>=J2 / K2 * J2 <text:s/>will give you the size actually being used.</text:p>
        </text:list-item>
        <text:list-item>
          <text:p text:style-name="P134">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4718262021201609812" text:style-name="L151">
        <text:list-item>
          <text:p text:style-name="P135">We have <text:span text:style-name="T36">very</text:span> few textures, thus we should change the defaults in <text:span text:style-name="T57">DefaultTextureParameters</text:span>. Real world applications won't usually have this problem though.</text:p>
        </text:list-item>
        <text:list-item>
          <text:p text:style-name="P13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6133055075680659345" text:style-name="L152">
        <text:list-item>
          <text:p text:style-name="P136">There's a high amount of non-power-of-2 textures that need to be taken care of.</text:p>
        </text:list-item>
        <text:list-item>
          <text:p text:style-name="P136">Texture #41 is the only 2048x2048 L8 texture, causing the biggest waste.</text:p>
        </text:list-item>
        <text:list-item>
          <text:p text:style-name="P136">There are many textures that are 256x512 and then many that are 512x256. The artitsts should be consistent; or an export script should take care of this.</text:p>
        </text:list-item>
        <text:list-item>
          <text:p text:style-name="P136">A lot of textures are not compressed when they could or should be.</text:p>
        </text:list-item>
        <text:list-item>
          <text:p text:style-name="P136">There are many DXT5/BC3 files that need verification that this compression scheme is actually needed (or if DXT1 is better).</text:p>
        </text:list-item>
        <text:list-item>
          <text:p text:style-name="P136">Overall occupancy is relatively good, but it can be improved.</text:p>
        </text:list-item>
        <text:list-item>
          <text:p text:style-name="P136"><text:soft-page-break/>Can't be seen in the screenshot, but taking a look at the file names reveals that there are a lot of files that aren't being used as they're not for use in-game or old assets; there are also jpg files.</text:p>
        </text:list-item>
      </text:list>
      <text:h text:style-name="P157" text:outline-level="4">Additional memory considerations</text:h>
      <text:p text:style-name="P141">D3D11 &amp; GL3+ <text:span text:style-name="T82">RenderSystems</text:span> have slightly different strategies for uploading memory. This means that if your memory budget is very tight, one RS can succeed where the other can fail with an out of memory error.</text:p>
      <text:p text:style-name="P141">Something to be aware of is that D3D11 doesn't support <text:span text:style-name="T82">formats like</text:span>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text:span text:style-name="T82">Fortunately this significant difference are often easy to see with Windows' Task Manager.</text:span></text:p>
      <text:p text:style-name="P144"><text:span text:style-name="T80">One way to fix this problem, if using Unlit shaders, is to use PF_R8G8 and using Unlit's shader with setTextureSwizzle( 0, R_MASK, R_MASK, R_MASK, G_MASK ).</text:span></text:p>
      <text:p text:style-name="P141"/>
      <text:p text:style-name="P141"><text:span text:style-name="T82">Additionally, t</text:span>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text:span text:style-name="T83">RAM</text:span>. This is known as “<text:span text:style-name="T43">residency</text:span>”.</text:p>
      <text:p text:style-name="P141">Texture arrays make residency control coarser. As a result, packing unrelated textures in the same array will force the driver to keep these unneeded textures resident (e.g. Level A &amp; Level X textures <text:span text:style-name="T84">packed</text:span> together), and this can result in more frequent out of GPU memory exceptions.</text:p>
      <text:p text:style-name="P142">In the future Ogre should have its own residency control solution, particularly since it is needed by Vulkan &amp; D3D12; but at the time being Ogre will <text:span text:style-name="T81">naively </text:span>try to load all textures. <text:span text:style-name="T81">S</text:span>uboptimal HlmsTextureManager settings can cause residency problems in OpenGL &amp; D3D11, in addition to the waste mentioned in the previous section.</text:p>
      <text:p text:style-name="P143">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6759665437525311697" text:style-name="L153">
        <text:list-item>
          <text:p text:style-name="P137">For directional lights, try to use PSSM with at least 3 splits. A pssm_lambda of 0.95 often gives good results, but this may vary per scene.</text:p>
        </text:list-item>
        <text:list-item>
          <text:p text:style-name="P137">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1764583159167850396" text:style-name="L154">
        <text:list-item>
          <text:p text:style-name="P138">Try toggling HlmsManager::setShadowMappingUseBackFaces</text:p>
        </text:list-item>
        <text:list-item>
          <text:p text:style-name="P138">The default shadow bias for every material is 0.01f. Perhaps this is too much/little for you? Adjust it via HlmsDatablock::mShadowConstantBias.</text:p>
        </text:list-item>
        <text:list-item>
          <text:p text:style-name="P138">Use PF_FLOAT32_R for rendering shadow maps until you get it to look correct. Then you can start worrying about lowering precision to get better performance.</text:p>
        </text:list-item>
        <text:list-item>
          <text:p text:style-name="P138">Checkout the Sample_ShadowMapDebugging sample on how to debug shadows. Those techniques may give you useful hints about what's going on.</text:p>
        </text:list-item>
      </text:list>
      <text:h text:style-name="P146"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775522671009622038" text:style-name="L155">
        <text:list-item>
          <text:p text:style-name="P13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9">Software Pose/Morph animations: The reasons are exactly the same as SW Skinning.</text:p>
        </text:list-item>
        <text:list-item>
          <text:p text:style-name="P13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6692426736749262429" text:style-name="L156">
        <text:list-item>
          <text:p text:style-name="P140"><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0"><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0"><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9"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54"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ucida Grande" svg:font-family="'Lucida Grande', 'Trebuchet MS', Verdana, Helvetica, Arial, sans-serif"/>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03T14:50:34.311211768</dc:date>
    <meta:editing-duration>P1DT21H23M1S</meta:editing-duration>
    <meta:editing-cycles>1114</meta:editing-cycles>
    <meta:generator>LibreOffice/4.2.7.2$Linux_X86_64 LibreOffice_project/420m0$Build-2</meta:generator>
    <meta:document-statistic meta:table-count="101" meta:image-count="12" meta:object-count="1" meta:page-count="100" meta:paragraph-count="1996" meta:word-count="28765" meta:character-count="181965" meta:non-whitespace-character-count="15411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